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2238" officeooo:paragraph-rsid="000e2238"/>
    </style:style>
    <style:style style:name="P2" style:family="paragraph" style:parent-style-name="Standard">
      <style:paragraph-properties fo:text-align="center" style:justify-single-word="false"/>
      <style:text-properties officeooo:rsid="000e2238" officeooo:paragraph-rsid="000e2238"/>
    </style:style>
    <style:style style:name="P3" style:family="paragraph" style:parent-style-name="Standard">
      <style:paragraph-properties fo:text-align="end" style:justify-single-word="false"/>
      <style:text-properties officeooo:rsid="000e2238" officeooo:paragraph-rsid="000e2238"/>
    </style:style>
    <style:style style:name="P4" style:family="paragraph" style:parent-style-name="Standard">
      <style:paragraph-properties fo:text-align="end" style:justify-single-word="false"/>
      <style:text-properties officeooo:rsid="000e2238" officeooo:paragraph-rsid="001872d6"/>
    </style:style>
    <style:style style:name="P5" style:family="paragraph" style:parent-style-name="Standard">
      <style:paragraph-properties fo:text-align="start" style:justify-single-word="false"/>
      <style:text-properties officeooo:rsid="000e2238" officeooo:paragraph-rsid="000e2238"/>
    </style:style>
    <style:style style:name="P6" style:family="paragraph" style:parent-style-name="Standard">
      <style:paragraph-properties fo:text-align="start" style:justify-single-word="false"/>
      <style:text-properties officeooo:rsid="000f2cb6" officeooo:paragraph-rsid="00105c9d"/>
    </style:style>
    <style:style style:name="P7" style:family="paragraph" style:parent-style-name="Standard">
      <style:paragraph-properties fo:text-align="justify" style:justify-single-word="false"/>
      <style:text-properties officeooo:rsid="000f2cb6" officeooo:paragraph-rsid="000f2cb6"/>
    </style:style>
    <style:style style:name="P8" style:family="paragraph" style:parent-style-name="Standard">
      <style:paragraph-properties fo:text-align="justify" style:justify-single-word="false"/>
      <style:text-properties officeooo:rsid="000f2cb6" officeooo:paragraph-rsid="00105c9d"/>
    </style:style>
    <style:style style:name="P9" style:family="paragraph" style:parent-style-name="Standard">
      <style:paragraph-properties fo:text-align="justify" style:justify-single-word="false"/>
      <style:text-properties style:text-outline="false" style:text-line-through-style="none" style:text-line-through-type="none" fo:font-size="18pt" fo:font-style="normal" fo:text-shadow="1pt 1pt" style:text-underline-style="none" fo:font-weight="normal" officeooo:rsid="000e2238" officeooo:paragraph-rsid="000e2238" style:font-size-asian="18pt" style:font-style-asian="normal" style:font-weight-asian="normal" style:font-size-complex="18pt" style:font-style-complex="normal" style:font-weight-complex="normal"/>
    </style:style>
    <style:style style:name="P10" style:family="paragraph" style:parent-style-name="Standard">
      <style:paragraph-properties fo:text-align="start" style:justify-single-word="false"/>
      <style:text-properties fo:font-size="18pt" fo:text-shadow="1pt 1pt" officeooo:rsid="00105c9d" officeooo:paragraph-rsid="00105c9d" style:font-size-asian="18pt" style:font-size-complex="18pt"/>
    </style:style>
    <style:style style:name="P11" style:family="paragraph" style:parent-style-name="Standard">
      <style:paragraph-properties fo:text-align="start" style:justify-single-word="false"/>
      <style:text-properties fo:font-size="18pt" fo:text-shadow="1pt 1pt" officeooo:rsid="00132ff0" officeooo:paragraph-rsid="00132ff0" style:font-size-asian="18pt" style:font-size-complex="18pt"/>
    </style:style>
    <style:style style:name="P12" style:family="paragraph" style:parent-style-name="Standard">
      <style:paragraph-properties fo:text-align="center" style:justify-single-word="false"/>
      <style:text-properties fo:font-size="15pt" style:text-underline-style="solid" style:text-underline-width="auto" style:text-underline-color="font-color" officeooo:rsid="000e2238" officeooo:paragraph-rsid="000e2238" style:font-size-asian="15pt" style:font-size-complex="15pt"/>
    </style:style>
    <style:style style:name="P13" style:family="paragraph" style:parent-style-name="Standard">
      <style:paragraph-properties fo:text-align="start" style:justify-single-word="false"/>
      <style:text-properties fo:font-size="15pt" fo:text-shadow="1pt 1pt" officeooo:rsid="0014ec87" officeooo:paragraph-rsid="0014ec87" style:font-size-asian="15pt" style:font-size-complex="15pt"/>
    </style:style>
    <style:style style:name="P14" style:family="paragraph" style:parent-style-name="Standard">
      <style:paragraph-properties fo:text-align="start" style:justify-single-word="false"/>
      <style:text-properties fo:font-size="12pt" fo:text-shadow="none" officeooo:rsid="00105c9d" officeooo:paragraph-rsid="00105c9d" style:font-size-asian="10.5pt" style:font-size-complex="12pt"/>
    </style:style>
    <style:style style:name="P15" style:family="paragraph" style:parent-style-name="Standard">
      <style:paragraph-properties fo:text-align="justify" style:justify-single-word="false"/>
      <style:text-properties fo:font-size="12pt" fo:text-shadow="none" officeooo:rsid="00105c9d" officeooo:paragraph-rsid="00105c9d" style:font-size-asian="10.5pt" style:font-size-complex="12pt"/>
    </style:style>
    <style:style style:name="P16" style:family="paragraph" style:parent-style-name="Standard">
      <style:paragraph-properties fo:text-align="start" style:justify-single-word="false"/>
      <style:text-properties fo:font-size="12pt" fo:text-shadow="none" officeooo:rsid="00132ff0" officeooo:paragraph-rsid="00146ea7" style:font-size-asian="10.5pt" style:font-size-complex="12pt"/>
    </style:style>
    <style:style style:name="P17" style:family="paragraph" style:parent-style-name="Standard">
      <style:paragraph-properties fo:text-align="justify" style:justify-single-word="false"/>
      <style:text-properties officeooo:paragraph-rsid="00105c9d"/>
    </style:style>
    <style:style style:name="P18" style:family="paragraph" style:parent-style-name="Standard">
      <style:paragraph-properties fo:text-align="start" style:justify-single-word="false"/>
      <style:text-properties fo:color="#000000" style:font-name="Liberation Serif" fo:font-size="12pt" fo:text-shadow="none" officeooo:rsid="00146ea7" officeooo:paragraph-rsid="00146ea7" style:font-size-asian="10.5pt" style:font-size-complex="12pt"/>
    </style:style>
    <style:style style:name="P19" style:family="paragraph" style:parent-style-name="Standard">
      <style:paragraph-properties fo:text-align="start" style:justify-single-word="false"/>
      <style:text-properties fo:color="#000000" style:font-name="Liberation Serif" fo:font-size="12pt" fo:text-shadow="none" officeooo:rsid="00146ea7" officeooo:paragraph-rsid="00167ada" style:font-size-asian="10.5pt" style:font-size-complex="12pt"/>
    </style:style>
    <style:style style:name="P20" style:family="paragraph" style:parent-style-name="Standard">
      <style:paragraph-properties fo:text-align="start" style:justify-single-word="false"/>
      <style:text-properties fo:color="#000000" style:font-name="Liberation Serif" fo:font-size="12pt" fo:text-shadow="none" officeooo:rsid="0014ec87" officeooo:paragraph-rsid="0014ec87" style:font-size-asian="10.5pt" style:font-size-complex="12pt"/>
    </style:style>
    <style:style style:name="P21" style:family="paragraph" style:parent-style-name="Standard">
      <style:paragraph-properties fo:text-align="start" style:justify-single-word="false"/>
      <style:text-properties fo:color="#000000" style:font-name="Liberation Serif" fo:font-size="12pt" fo:text-shadow="none" officeooo:rsid="00167ada" officeooo:paragraph-rsid="00167ada" style:font-size-asian="10.5pt" style:font-size-complex="12pt"/>
    </style:style>
    <style:style style:name="P22" style:family="paragraph" style:parent-style-name="Standard">
      <style:paragraph-properties fo:text-align="start" style:justify-single-word="false"/>
      <style:text-properties fo:color="#000000" style:font-name="Liberation Serif" fo:font-size="12pt" fo:text-shadow="none" officeooo:rsid="0017e1dc" officeooo:paragraph-rsid="0017e1dc" style:font-size-asian="10.5pt" style:font-size-complex="12pt"/>
    </style:style>
    <style:style style:name="P23" style:family="paragraph" style:parent-style-name="Standard">
      <style:paragraph-properties fo:text-align="end" style:justify-single-word="false"/>
      <style:text-properties fo:color="#000000" style:font-name="Liberation Serif" fo:font-size="12pt" fo:text-shadow="none" officeooo:rsid="000e2238" officeooo:paragraph-rsid="001872d6" style:font-size-asian="10.5pt" style:font-size-complex="12pt"/>
    </style:style>
    <style:style style:name="P24" style:family="paragraph" style:parent-style-name="Standard">
      <style:paragraph-properties fo:text-align="start" style:justify-single-word="false"/>
      <style:text-properties fo:color="#000000" style:font-name="Liberation Serif" fo:font-size="18pt" fo:text-shadow="1pt 1pt" officeooo:rsid="00167ada" officeooo:paragraph-rsid="00167ada" style:font-size-asian="18pt" style:font-size-complex="18pt"/>
    </style:style>
    <style:style style:name="P25" style:family="paragraph" style:parent-style-name="Standard">
      <style:paragraph-properties fo:text-align="start" style:justify-single-word="false"/>
      <style:text-properties fo:color="#000000" style:font-name="Liberation Serif" fo:font-size="15pt" fo:text-shadow="1pt 1pt" officeooo:rsid="0014ec87" officeooo:paragraph-rsid="0014ec87" style:font-size-asian="15pt" style:font-size-complex="15pt"/>
    </style:style>
    <style:style style:name="P26" style:family="paragraph" style:parent-style-name="Standard">
      <style:paragraph-properties fo:text-align="start" style:justify-single-word="false"/>
      <style:text-properties fo:color="#000000" style:font-name="Liberation Serif" fo:font-size="15pt" fo:text-shadow="1pt 1pt" officeooo:rsid="0014ec87" officeooo:paragraph-rsid="00167ada" style:font-size-asian="15pt" style:font-size-complex="15pt"/>
    </style:style>
    <style:style style:name="P27" style:family="paragraph" style:parent-style-name="Standard">
      <style:paragraph-properties fo:text-align="start" style:justify-single-word="false"/>
      <style:text-properties fo:color="#666666" style:font-name="Calibri" fo:font-size="12pt" fo:text-shadow="none" officeooo:rsid="0017e1dc" officeooo:paragraph-rsid="0017e1dc" style:font-size-asian="10.5pt" style:font-size-complex="12pt"/>
    </style:style>
    <style:style style:name="T1" style:family="text">
      <style:text-properties officeooo:rsid="00105c9d"/>
    </style:style>
    <style:style style:name="T2" style:family="text">
      <style:text-properties officeooo:rsid="00132ff0"/>
    </style:style>
    <style:style style:name="T3" style:family="text">
      <style:text-properties fo:font-size="12pt" fo:text-shadow="none" officeooo:rsid="00105c9d" style:font-size-asian="10.5pt" style:font-size-complex="12pt"/>
    </style:style>
    <style:style style:name="T4" style:family="text">
      <style:text-properties fo:font-size="12pt" fo:text-shadow="none" officeooo:rsid="00132ff0" style:font-size-asian="10.5pt" style:font-size-complex="12pt"/>
    </style:style>
    <style:style style:name="T5" style:family="text">
      <style:text-properties officeooo:rsid="00146ea7"/>
    </style:style>
    <style:style style:name="T6" style:family="text">
      <style:text-properties fo:color="#666666" style:font-name="Calibri"/>
    </style:style>
    <style:style style:name="T7" style:family="text">
      <style:text-properties fo:color="#666666" style:font-name="Calibri" officeooo:rsid="00146ea7"/>
    </style:style>
    <style:style style:name="T8" style:family="text">
      <style:text-properties fo:color="#666666" style:font-name="Calibri" officeooo:rsid="0014ec87"/>
    </style:style>
    <style:style style:name="T9" style:family="text">
      <style:text-properties fo:color="#000000" style:font-name="Liberation Serif" officeooo:rsid="00146ea7"/>
    </style:style>
    <style:style style:name="T10" style:family="text">
      <style:text-properties fo:color="#000000" style:font-name="Liberation Serif" officeooo:rsid="0014dbe7"/>
    </style:style>
    <style:style style:name="T11" style:family="text">
      <style:text-properties fo:color="#000000" style:font-name="Liberation Serif" officeooo:rsid="0014ec87"/>
    </style:style>
    <style:style style:name="T12" style:family="text">
      <style:text-properties officeooo:rsid="0014ec87"/>
    </style:style>
    <style:style style:name="T13" style:family="text">
      <style:text-properties officeooo:rsid="00167ada"/>
    </style:style>
    <style:style style:name="T14" style:family="text">
      <style:text-properties officeooo:rsid="0017e1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2"/>
      <text:p text:style-name="P12"/>
      <text:p text:style-name="P12"/>
      <text:p text:style-name="P12"/>
      <text:p text:style-name="P12">Rapport d'Algorithmie du text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Introduction</text:p>
      <text:p text:style-name="P7"><text:tab/>L<text:span text:style-name="T1">e premier </text:span>objectif de ce projet est de réaliser une fonction permettant de calculer le nombres d’occurrences d'un groupe de mots dans un texte. <text:span text:style-name="T1">Le second objectif de projet est comparé la complexité des différentes implémentation de la structure de donnée.</text:span></text:p>
      <text:p text:style-name="P8"><text:tab/><text:span text:style-name="T1">Dans un premier temps, nous allons donc énoncer rapidement l'algorithme que nous avons utilisé. Puis nous terminerons par le détail des implémentations ainsi que leur comparatif.</text:span></text:p>
      <text:p text:style-name="P6"/>
      <text:p text:style-name="P6"/>
      <text:p text:style-name="P10">Algorithme</text:p>
      <text:p text:style-name="P15"><text:tab/><text:span text:style-name="T2">Pour rechercher plusieurs mots dans un texte, nous pouvons simplement utiliser une approche naïve. Cette approche consiste à parcourir le texte pour chaque mots recherchés. Cela nous oblige à parcourir le texte autant fois qu'il y a de mots. </text:span></text:p>
      <text:p text:style-name="P17"><text:span text:style-name="T3"><text:tab/></text:span><text:span text:style-name="T4">Cependant ici nous voulons parcourir le texte qu'une seul fois quelques soit le nombre de mots recherchés. Pour cela il nous suffira de construire un automate représentant notre ensemble de mots. Nous allons donc utiliser l'algorithme d</text:span>’Aho-Corasick.</text:p>
      <text:p text:style-name="P14"><text:tab/><text:span text:style-name="T2">Nous avons utilisé cet algorithme tel qu'il a été énoncé en cours. Nous n'avons apporté aucune modification à cet algorithme.</text:span></text:p>
      <text:p text:style-name="P14"><text:soft-page-break/></text:p>
      <text:p text:style-name="P14"/>
      <text:p text:style-name="P11">Implémentation</text:p>
      <text:p text:style-name="P13"><text:s text:c="4"/>Matrice</text:p>
      <text:p text:style-name="P16"><text:tab/><text:span text:style-name="T5">Pour l</text:span>'implémentation <text:span text:style-name="T5">nous avons aussi respecté à la lettre ce qui a été vu en cours, sauf pour l'implémentation matrice. Nous avons utiliser une matrice carré d'adjacence tel qu'on nous l'a conseillé en TP. Cette matrice est un tableau à double entrée de </text:span><text:span text:style-name="T7">char </text:span><text:span text:style-name="T9">de taille nombre de nœud</text:span><text:span text:style-name="T10">s</text:span><text:span text:style-name="T9"> maximum. </text:span><text:span text:style-name="T11">Pour rappelle le nombre de nœuds maximum et égal à la somme des longueurs des mots de notre ensemble.</text:span><text:span text:style-name="T9"> Les transitions sont représenté de cette manière : </text:span></text:p>
      <text:p text:style-name="P16"><text:span text:style-name="T9"><text:tab/></text:span><text:span text:style-name="T7">P(0, 'a', 1) =&gt; transitions[0][1] == 'a'</text:span></text:p>
      <text:p text:style-name="P20">De cette façon nous économisons de le place en mémoire sur l'implémentation vu en cours si et seulement si le nombre maximum de nœuds est inférieur strictement à <text:span text:style-name="T6">MAX_CHAR</text:span>. En revanche nous avons une complexité linéaire sur le nombre maximum de nœuds pour la recherche d'une transition.</text:p>
      <text:p text:style-name="P18"/>
      <text:p text:style-name="P25"><text:s text:c="4"/>Listes</text:p>
      <text:p text:style-name="P18"><text:tab/><text:span text:style-name="T12">Pour l'implémentation des listes, nous avons repris celle du cours. Nous obtenons donc une complexité spatial linaire au nombre de transitions. Et une complexité temporelle, elle aussi linéaire au nombre de transitions. Rappelons que pour un nœud, ses transitions sont majorées par le nombre de mots de notre ensemble. Nous voyons donc très clairement qu'ici nous avons une complexité inférieur en tout point à l'implémentation matrice, sauf dans le cas où tous les mots de notre ensemble ont une longueur de 1, dans ce cas les deux sont implémentation sont équivalentes en terme de complexité.</text:span></text:p>
      <text:p text:style-name="P18"/>
      <text:p text:style-name="P26"><text:s text:c="4"/><text:span text:style-name="T13">Mixte</text:span></text:p>
      <text:p text:style-name="P19"><text:tab/><text:span text:style-name="T12">Pour l'implémentation mixte, nous respectons aussi celle du cours. Ce qui nous donne une complexité très proche de celle des listes. A deux détails près puisque le premier nœud est recherché en temps constant. Cependant nous avons tableau de taille </text:span><text:span text:style-name="T8">MAX_CHAR</text:span><text:span text:style-name="T12"> pour enregistrer ce premier nœud. En comparaison avec l'implémentation des listes, nous avons une complexité spatial supérieur sauf dans le cas ou nous notre ensemble de mots est constitué de plus de 255 mots dont les premières lettres sont toutes distinctes. Et nous avons une complexité temporelle inférieur sauf dans le cas où les mots de notre ensemble commencent tous par la même lettre.</text:span></text:p>
      <text:p text:style-name="P18"/>
      <text:p text:style-name="P24">Comparatif</text:p>
      <text:p text:style-name="P21"><text:tab/>Ayant énonce précédemment les complexités de chaque algorithmes. <text:span text:style-name="T14">Nous obtenons en moyenne pour une complexité spatial :</text:span></text:p>
      <text:p text:style-name="P22"><text:tab/><text:span text:style-name="T6">liste &lt; mixte &lt; matrice</text:span></text:p>
      <text:p text:style-name="P22">Et pour la complexité temporelle :</text:p>
      <text:p text:style-name="P27"><text:tab/>mixte &lt; liste &lt; matrice</text:p>
      <text:p text:style-name="P22">Pour la complexité temporelle – avec l'implémentation du cours – nous aurions du retrouver la matrice en première position. Mais avec notre implémentation sont coût augmente drastiquement. Si bien que nous pas pu calculer l'intégralité les temps de calculs dépassant plusieurs minutes pour les derniers tests.</text:p>
      <text:p text:style-name="P18"/>
      <text:p text:style-name="P18"/>
      <text:p text:style-name="P18"/>
      <text:p text:style-name="P18"/>
      <text:p text:style-name="P18"/>
      <text:p text:style-name="P4">Camille Leplumey</text:p>
      <text:p text:style-name="P23">Geoffrey Spa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6T17:22:16.446000000</meta:creation-date>
    <dc:date>2016-12-26T19:11:46.113000000</dc:date>
    <meta:editing-duration>PT11M55S</meta:editing-duration>
    <meta:editing-cycles>5</meta:editing-cycles>
    <meta:generator>LibreOffice/5.0.5.2$Windows_x86 LibreOffice_project/55b006a02d247b5f7215fc6ea0fde844b30035b3</meta:generator>
    <meta:document-statistic meta:table-count="0" meta:image-count="0" meta:object-count="0" meta:page-count="2" meta:paragraph-count="25" meta:word-count="586" meta:character-count="3726" meta:non-whitespace-character-count="3137"/>
  </office:meta>
</office:document-meta>
</file>